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b4c3c"/>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Code">
      <style:text-properties officeooo:paragraph-rsid="001b4c3c"/>
    </style:style>
    <style:style style:name="P7" style:family="paragraph" style:parent-style-name="Code">
      <style:text-properties officeooo:rsid="00060c6e" officeooo:paragraph-rsid="001b4c3c"/>
    </style:style>
    <style:style style:name="P8" style:family="paragraph" style:parent-style-name="Code">
      <style:text-properties officeooo:paragraph-rsid="001b4c3c" style:font-name-asian="TheSansMonoConNormal"/>
    </style:style>
    <style:style style:name="P9" style:family="paragraph" style:parent-style-name="Code">
      <style:text-properties officeooo:rsid="00060d36" officeooo:paragraph-rsid="001b4c3c"/>
    </style:style>
    <style:style style:name="P10" style:family="paragraph" style:parent-style-name="Unnumbered_20_List">
      <style:text-properties officeooo:paragraph-rsid="001d0745"/>
    </style:style>
    <style:style style:name="P11" style:family="paragraph" style:parent-style-name="Code">
      <style:text-properties officeooo:paragraph-rsid="001b4c3c"/>
    </style:style>
    <style:style style:name="P12" style:family="paragraph" style:parent-style-name="Chapter_20_Title" style:master-page-name="First_20_Page">
      <style:paragraph-properties style:page-number="auto"/>
    </style:style>
    <style:style style:name="P13" style:family="paragraph" style:parent-style-name="Header">
      <style:paragraph-properties fo:margin-left="-0.3126in" fo:margin-right="0in" fo:text-align="end" style:justify-single-word="false" fo:text-indent="0in" style:auto-text-indent="false"/>
    </style:style>
    <style:style style:name="P14" style:family="paragraph">
      <style:paragraph-properties fo:margin-top="0in" fo:margin-bottom="0.0835in" style:writing-mode="lr-tb"/>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style:writing-mode="lr-tb"/>
    </style:style>
    <style:style style:name="T1" style:family="text">
      <style:text-properties style:font-name-complex="TheSansMonoCondensed-SemiLight"/>
    </style:style>
    <style:style style:name="T2" style:family="text">
      <style:text-properties style:font-name-asian="TheSansMonoConNormal"/>
    </style:style>
    <style:style style:name="T3" style:family="text">
      <style:text-properties style:font-name="Times1" style:language-asian="en" style:country-asian="US" style:font-name-complex="Times1" text:display="true"/>
    </style:style>
    <style:style style:name="T4" style:family="text">
      <style:text-properties officeooo:rsid="001b4c3c"/>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style:font-name="HelveticaNeue Condensed" fo:font-size="8pt" officeooo:rsid="001aa2fe" style:font-size-asian="8pt" style:font-name-complex="HelveticaNeue Condensed" style:font-size-complex="8pt"/>
    </style:style>
    <style:style style:name="T7" style:family="text">
      <style:text-properties fo:color="#bfbfbf" style:font-name="ZapfDingbats" fo:font-size="8pt" style:font-size-asian="8pt" style:font-name-complex="ZapfDingbats" style:font-size-complex="8pt"/>
    </style:style>
    <style:style style:name="T8" style:family="text">
      <style:text-properties fo:color="#bfbfbf" style:font-name="HelveticaNeue Condensed" fo:font-size="8pt" style:font-size-asian="8pt" style:font-name-complex="HelveticaNeue Condensed" style:font-size-complex="8pt"/>
    </style:style>
    <style:style style:name="T9" style:family="text">
      <style:text-properties fo:color="#bfbfbf" style:font-name="HelveticaNeue Condensed" fo:font-size="8pt" officeooo:rsid="001aa2fe" style:font-size-asian="8pt" style:font-name-complex="HelveticaNeue Condensed" style:font-size-complex="8pt"/>
    </style:style>
    <style:style style:name="T10" style:family="text">
      <style:text-properties officeooo:rsid="001aa2fe"/>
    </style:style>
    <style:style style:name="T11" style:family="text">
      <style:text-properties style:font-name-complex="TheSansMonoCondensed-SemiLight"/>
    </style:style>
    <style:style style:name="T12" style:family="text">
      <style:text-properties style:font-name-asian="TheSansMonoConNormal"/>
    </style:style>
    <style:style style:name="T13" style:family="text">
      <style:text-properties officeooo:rsid="00060c6e" style:font-name-asian="TheSansMonoConNormal"/>
    </style:style>
    <style:style style:name="T14" style:family="text">
      <style:text-properties style:font-name="Times1" style:language-asian="en" style:country-asian="US" style:font-name-complex="Times1" text:display="true"/>
    </style:style>
    <style:style style:name="T15" style:family="text">
      <style:text-properties style:font-name="Times1" fo:language="none" fo:country="none" fo:font-weight="bold" style:font-weight-asian="bold" style:font-name-complex="Times1" text:display="true"/>
    </style:style>
    <style:style style:name="T16" style:family="text">
      <style:text-properties style:font-name="Times1" fo:language="none" fo:country="none" style:font-name-complex="Times1" text:display="true"/>
    </style:style>
    <style:style style:name="T17" style:family="text">
      <style:text-properties style:font-name="Times1" style:font-name-complex="Times1" text:display="true"/>
    </style:style>
    <style:style style:name="T18" style:family="text">
      <style:text-properties officeooo:rsid="001b4c3c"/>
    </style:style>
    <style:style style:name="T19" style:family="text">
      <style:text-properties fo:font-weight="bold" style:font-weight-asian="bold"/>
    </style:style>
    <style:style style:name="T20" style:family="text">
      <style:text-properties fo:font-weight="bold" style:font-name-asian="HelveticaNeue Condensed" style:font-weight-asian="bold"/>
    </style:style>
    <style:style style:name="T21" style:family="text">
      <style:text-properties style:font-name="Utopia-Bold" style:font-name-complex="Utopia-Bold"/>
    </style:style>
    <style:style style:name="T22" style:family="text">
      <style:text-properties style:font-name="TheSansMonoCondensed-Bold" style:font-name-complex="TheSansMonoCondensed-Bold"/>
    </style:style>
    <style:style style:name="T23" style:family="text">
      <style:text-properties fo:font-style="italic" style:font-style-asian="italic" style:font-name-complex="TheSansMonoCondensed-SemiLight"/>
    </style:style>
    <style:style style:name="T24" style:family="text">
      <style:text-properties style:font-name="Utopia-Italic" fo:font-style="italic" style:font-style-asian="italic" style:font-name-complex="Utopia-Italic" style:font-style-complex="italic"/>
    </style:style>
    <style:style style:name="T25" style:family="text">
      <style:text-properties officeooo:rsid="00060c6e"/>
    </style:style>
    <style:style style:name="T26" style:family="text">
      <style:text-properties officeooo:rsid="001abb4f"/>
    </style:style>
    <style:style style:name="T27" style:family="text">
      <style:text-properties officeooo:rsid="00060d36"/>
    </style:style>
    <style:style style:name="T28" style:family="text">
      <style:text-properties officeooo:rsid="001dc80c"/>
    </style:style>
    <style:style style:name="T29"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font-name="Times1" fo:font-size="10pt" fo:language="none" fo:country="none" fo:font-style="italic" style:font-name-asian="Times New Roman" style:font-size-asian="10pt" style:font-style-asian="italic" style:font-name-complex="Times1"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63814304" text:id="ct263814304">
          <text:format-change>
            <office:change-info>
              <dc:creator>Ray Lischner</dc:creator>
              <dc:date>2013-08-21T10:20:00</dc:date>
            </office:change-info>
          </text:format-change>
        </text:changed-region>
        <text:changed-region xml:id="ct261955408" text:id="ct261955408">
          <text:deletion>
            <office:change-info>
              <dc:creator>Ray Lischner</dc:creator>
              <dc:date>2013-08-21T11:47:00</dc:date>
            </office:change-info>
            <text:p text:style-name="Text_20_body">, but you needed to learn how to write <text:span text:style-name="Code_20_Inline"><text:span text:style-name="T1">bool</text:span></text:span> values before you can continue this Exploration</text:p>
          </text:deletion>
        </text:changed-region>
        <text:changed-region xml:id="ct259923584" text:id="ct259923584">
          <text:format-change>
            <office:change-info>
              <dc:creator>Ray Lischner</dc:creator>
              <dc:date>2013-08-21T10:20:00</dc:date>
            </office:change-info>
          </text:format-change>
        </text:changed-region>
        <text:changed-region xml:id="ct264469472" text:id="ct264469472">
          <text:insertion>
            <office:change-info>
              <dc:creator>Ray Lischner</dc:creator>
              <dc:date>2013-08-21T10:19:00</dc:date>
            </office:change-info>
          </text:insertion>
        </text:changed-region>
        <text:changed-region xml:id="ct264418976" text:id="ct264418976">
          <text:deletion>
            <office:change-info>
              <dc:creator>Ray Lischner</dc:creator>
              <dc:date>2013-08-21T10:18:00</dc:date>
            </office:change-info>
            <text:p text:style-name="P1"><text:span text:style-name="T2"><text:s/></text:span>5 <text:s text:c="2"/>bool b{};</text:p>
            <text:p text:style-name="Code"><text:span text:style-name="T2"><text:s/></text:span>6 <text:s text:c="2"/>std::cout &lt;&lt; std::boolalpha;</text:p>
            <text:p text:style-name="Code"><text:span text:style-name="T2"><text:s/></text:span>7 <text:s text:c="2"/>b = false; <text:s text:c="18"/>std::cout &lt;&lt; b &lt;&lt; ' ';</text:p>
            <text:p text:style-name="Code"><text:span text:style-name="T2"><text:s/></text:span>8 <text:s text:c="2"/>b = true; <text:s text:c="19"/>std::cout &lt;&lt; b &lt;&lt; ' ';</text:p>
            <text:p text:style-name="Code"><text:span text:style-name="T2"><text:s/></text:span>9 <text:s text:c="2"/>b = false; <text:s text:c="18"/>std::cout &lt;&lt; b &lt;&lt; ' ';</text:p>
            <text:p text:style-name="Code">10 <text:s text:c="2"/>b = true; <text:s text:c="19"/>std::cout &lt;&lt; b &lt;&lt; ' ';</text:p>
            <text:p text:style-name="Code">11 <text:s text:c="2"/>b = 42; <text:s text:c="21"/>std::cout &lt;&lt; b &lt;&lt; ' ';</text:p>
            <text:p text:style-name="Code">12 <text:s text:c="2"/>b = 3.1415926535897; <text:s text:c="8"/>std::cout &lt;&lt; b &lt;&lt; ' ';</text:p>
            <text:p text:style-name="Code"><text:span text:style-name="Comment_20_Reference"><text:span text:style-name="T3"><office:annotation><dc:creator>Stefan Turalski</dc:creator><dc:date>2013-08-18T09:05:00</dc:date><text:p text:style-name="P14"><text:span text:style-name="T29">Some compliers will complain about truncation (implicit conversion) from int/double to bool. Of course these will depend on complier settings.</text:span></text:p></office:annotation></text:span></text:span>13 <text:s text:c="2"/>b = 0; <text:s text:c="22"/>std::cout &lt;&lt; b &lt;&lt; ' ';</text:p>
            <text:p text:style-name="Code">14 <text:s text:c="2"/>b = -0.0; <text:s text:c="19"/>std::cout &lt;&lt; b &lt;&lt; ' ';</text:p>
            <text:p text:style-name="Code">15 <text:s text:c="2"/>b = -1; <text:s text:c="21"/>std::cout &lt;&lt; b &lt;&lt; ' ';<text:span text:style-name="Comment_20_Reference"><text:span text:style-name="T3"><office:annotation><dc:creator>Stefan Turalski</dc:creator><dc:date>2013-08-18T08:53:00</dc:date><text:p text:style-name="P14"><text:span text:style-name="T29">Again a truncation from int warning</text:span></text:p></office:annotation></text:span></text:span></text:p>
            <text:p text:style-name="Code">16 <text:s text:c="2"/>b = "1"; <text:s text:c="20"/>std::cout &lt;&lt; b &lt;&lt; ' ';</text:p>
            <text:p text:style-name="Code">17 <text:s text:c="2"/>b = "0"; <text:s text:c="20"/>std::cout &lt;&lt; b &lt;&lt; ' ';</text:p>
            <text:p text:style-name="Code">18 <text:s text:c="2"/>b = "false"; <text:s text:c="16"/>std::cout &lt;&lt; b &lt;&lt; ' ';</text:p>
            <text:p text:style-name="Code">19 <text:s text:c="2"/>b = ""; <text:s text:c="21"/>std::cout &lt;&lt; b &lt;&lt; ' ';</text:p>
            <text:p text:style-name="Code">20 <text:s text:c="2"/>b = '0'; <text:s text:c="20"/>std::cout &lt;&lt; b &lt;&lt; ' ';<text:span text:style-name="Comment_20_Reference"><text:span text:style-name="T3"><office:annotation><dc:creator>Stefan Turalski</dc:creator><dc:date>2013-08-18T08:53:00</dc:date><text:p text:style-name="P14"><text:span text:style-name="T29">Warning on truncation from a char</text:span></text:p></office:annotation></text:span></text:span></text:p>
            <text:p text:style-name="Code">21 <text:s text:c="2"/>b = '\0'; <text:s text:c="19"/>std::cout &lt;&lt; b &lt;&lt; ' ';</text:p>
            <text:p text:style-name="Code">22 <text:s text:c="2"/>b = std::cout; <text:s text:c="14"/>std::cout &lt;&lt; b &lt;&lt; ' ';</text:p>
            <text:p text:style-name="Code">23 <text:s text:c="2"/>b = std::cin; <text:s text:c="15"/>std::cout &lt;&lt; b &lt;&lt; ' ';</text:p>
            <text:p text:style-name="Code"><text:span text:style-name="Comment_20_Reference"><text:span text:style-name="T3"><office:annotation><dc:creator>Stefan Turalski</dc:creator><dc:date>2013-08-18T09:19:00</dc:date><text:p text:style-name="P14"><text:span text:style-name="T29">VS2013 or libc++ (LLVM C++) won’t compile as there is no conversion from ostream and istream to bool.</text:span></text:p><text:p text:style-name="P14"><text:span text:style-name="T29">I think that is a quite important issue here, which doesn’t seem to be covered in discussion below.</text:span></text:p><text:p text:style-name="P14"><text:span text:style-name="T29">The std::cin &gt;&gt; b will work (using the operator&gt;&gt;)</text:span></text:p></office:annotation></text:span></text:span>24 <text:s text:c="2"/>std::cout &lt;&lt; '\n';</text:p>
            <text:p text:style-name="P1">
       <text:span text:style-name="T4"/>
      </text:p>
          </text:deletion>
        </text:changed-region>
        <text:changed-region xml:id="ct264419168" text:id="ct264419168">
          <text:insertion>
            <office:change-info>
              <dc:creator>Ray Lischner</dc:creator>
              <dc:date>2013-08-21T10:19:00</dc:date>
            </office:change-info>
          </text:insertion>
        </text:changed-region>
        <text:changed-region xml:id="ct262115936" text:id="ct262115936">
          <text:deletion>
            <office:change-info>
              <dc:creator>Ray Lischner</dc:creator>
              <dc:date>2013-08-21T10:19:00</dc:date>
            </office:change-info>
            <text:p text:style-name="P1">
       <text:span text:style-name="T4">25</text:span>
      </text:p>
          </text:deletion>
        </text:changed-region>
        <text:changed-region xml:id="ct262116128" text:id="ct262116128">
          <text:insertion>
            <office:change-info>
              <dc:creator>Ray Lischner</dc:creator>
              <dc:date>2013-08-21T11:47:00</dc:date>
            </office:change-info>
          </text:insertion>
        </text:changed-region>
        <text:changed-region xml:id="ct263813520" text:id="ct263813520">
          <text:insertion>
            <office:change-info>
              <dc:creator>Ray Lischner</dc:creator>
              <dc:date>2013-08-21T10:21:00</dc:date>
            </office:change-info>
          </text:insertion>
        </text:changed-region>
        <text:changed-region xml:id="ct262039408" text:id="ct262039408">
          <text:insertion>
            <office:change-info>
              <dc:creator>Ray Lischner</dc:creator>
              <dc:date>2013-08-21T10:22:00</dc:date>
            </office:change-info>
          </text:insertion>
        </text:changed-region>
        <text:changed-region xml:id="ct263148048" text:id="ct263148048">
          <text:deletion>
            <office:change-info>
              <dc:creator>Ray Lischner</dc:creator>
              <dc:date>2013-08-21T10:21:00</dc:date>
            </office:change-info>
            <text:p text:style-name="Text_20_body">
       <text:span text:style-name="T4">8</text:span>
      </text:p>
          </text:deletion>
        </text:changed-region>
        <text:changed-region xml:id="ct262040064" text:id="ct262040064">
          <text:deletion>
            <office:change-info>
              <dc:creator>Ray Lischner</dc:creator>
              <dc:date>2013-08-21T10:22:00</dc:date>
            </office:change-info>
            <text:p text:style-name="Text_20_body">
       <text:span text:style-name="T4">
        <text:s/>
       </text:span>
      </text:p>
          </text:deletion>
        </text:changed-region>
        <text:changed-region xml:id="ct262039600" text:id="ct262039600">
          <text:deletion>
            <office:change-info>
              <dc:creator>Ray Lischner</dc:creator>
              <dc:date>2013-08-21T10:21:00</dc:date>
            </office:change-info>
            <text:p text:style-name="Text_20_body">
       <text:span text:style-name="T4">through 21</text:span>
      </text:p>
          </text:deletion>
        </text:changed-region>
        <text:changed-region xml:id="ct265254416" text:id="ct265254416">
          <text:insertion>
            <office:change-info>
              <dc:creator>Ray Lischner</dc:creator>
              <dc:date>2013-08-21T10:22:00</dc:date>
            </office:change-info>
          </text:insertion>
        </text:changed-region>
        <text:changed-region xml:id="ct263157696" text:id="ct263157696">
          <text:insertion>
            <office:change-info>
              <dc:creator>Ray Lischner</dc:creator>
              <dc:date>2013-08-21T10:23:00</dc:date>
            </office:change-info>
          </text:insertion>
        </text:changed-region>
        <text:changed-region xml:id="ct265254112" text:id="ct265254112">
          <text:deletion>
            <office:change-info>
              <dc:creator>Ray Lischner</dc:creator>
              <dc:date>2013-08-21T10:23:00</dc:date>
            </office:change-info>
            <text:p text:style-name="P1"><text:span text:style-name="T2"><text:s text:c="2"/></text:span>bool b{};</text:p>
            <text:p text:style-name="Code"/>
            <text:p text:style-name="Code"><text:span text:style-name="T2"><text:s text:c="2"/></text:span>b = empty; <text:s/>// Is this an error?</text:p>
            <text:p text:style-name="Code"><text:span text:style-name="T2"><text:s text:c="2"/></text:span>std::cout &lt;&lt; b &lt;&lt; '\n';</text:p>
            <text:p text:style-name="P1"/>
          </text:deletion>
        </text:changed-region>
        <text:changed-region xml:id="ct265118320" text:id="ct265118320">
          <text:insertion>
            <office:change-info>
              <dc:creator>Ray Lischner</dc:creator>
              <dc:date>2013-08-21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nditions and Logic<text:span text:style-name="Comment_20_Reference"><text:span text:style-name="T15"><office:annotation><dc:creator>Stefan Turalski</dc:creator><dc:date>2013-08-18T14:17:00</dc:date><text:p text:style-name="P14"><text:span text:style-name="T29">A nice chapter again, especially liked the note about and / or opertors.</text:span></text:p><text:p text:style-name="P14"><text:span text:style-name="T29"/></text:p><text:p text:style-name="P14"><text:span text:style-name="T29">I got small issue with the b = std::cin / std::cout – please note comments.</text:span></text:p><text:p text:style-name="P14"><text:span text:style-name="T29"/></text:p><text:p text:style-name="P14"><text:span text:style-name="T29">Also I guess it would be a good place to introduce tenry operator (?:)</text:span></text:p></office:annotation></text:span></text:span></text:p>
      <text:p text:style-name="Body_20_Text_20_First">You first met the <text:span text:style-name="Code_20_Inline"><text:span text:style-name="T1">bool</text:span></text:span> type in Exploration 2. This type has two possible values: <text:span text:style-name="Code_20_Inline"><text:span text:style-name="T1">true</text:span></text:span> and <text:span text:style-name="Code_20_Inline"><text:span text:style-name="T1">false</text:span></text:span>, which are reserved keywords (unlike in C). Although most Explorations have not needed to use the <text:span text:style-name="Code_20_Inline"><text:span text:style-name="T1">bool</text:span></text:span> type, many have used logical expressions in loop and <text:span text:style-name="Code_20_Inline"><text:span text:style-name="T1">i</text:span></text:span><text:change-start text:change-id="ct263814304"/><text:span text:style-name="Code_20_Inline">f</text:span><text:change-end text:change-id="ct263814304"/><text:span text:style-name="Comment_20_Reference"><text:span text:style-name="T17"><office:annotation><dc:creator>Stefan Turalski</dc:creator><dc:date>2013-08-18T08:41:00</dc:date><text:p text:style-name="P14"><text:span text:style-name="T32">if</text:span></text:p></office:annotation></text:span></text:span>-statement conditions. This Exploration examines the many aspects of the <text:span text:style-name="Code_20_Inline"><text:span text:style-name="T1">bool</text:span></text:span> type and logical operators.</text:p>
      <text:h text:style-name="Heading_20_1" text:outline-level="1">I/O and bool</text:h>
      <text:p text:style-name="Body_20_Text_20_First">C++ I/O streams permit reading and writing <text:span text:style-name="Code_20_Inline"><text:span text:style-name="T1">bool</text:span></text:span> values. By default, streams treat them as numeric values: <text:span text:style-name="Code_20_Inline"><text:span text:style-name="T1">true</text:span></text:span> is <text:span text:style-name="Code_20_Inline"><text:span text:style-name="T1">1</text:span></text:span> and <text:span text:style-name="Code_20_Inline"><text:span text:style-name="T1">false</text:span></text:span> is <text:span text:style-name="Code_20_Inline"><text:span text:style-name="T1">0</text:span></text:span>. The manipulator <text:span text:style-name="Code_20_Inline"><text:span text:style-name="T1">std::boolalpha</text:span></text:span> (declared in <text:span text:style-name="Code_20_Inline"><text:span text:style-name="T1">&lt;ios&gt;</text:span></text:span>, so you get it for free from <text:span text:style-name="Code_20_Inline">&lt;iostream&gt;</text:span>) tells a stream to interpret <text:span text:style-name="Code_20_Inline"><text:span text:style-name="T1">bool</text:span></text:span> values as words. By default, the words are <text:span text:style-name="Code_20_Inline"><text:span text:style-name="T1">true</text:span></text:span> and <text:span text:style-name="Code_20_Inline"><text:span text:style-name="T1">false</text:span></text:span>. (In Exploration 18, you’ll discover how to use a language other than English.) You use the <text:span text:style-name="Code_20_Inline"><text:span text:style-name="T1">std::boolalpha</text:span></text:span> manipulator the same way you do any other manipulator (as you saw in Exploration 8). For an input stream, use an input operator with the manipulator.</text:p>
      <text:p text:style-name="Text_20_body">
    <text:span text:style-name="Strong_20_Emphasis">
     <text:span text:style-name="T21">Write a program that demonstrates how C++ formats and prints</text:span>
    </text:span>
    <text:span text:style-name="Strong_20_Emphasis"> </text:span>
    <text:span text:style-name="Strong_20_Emphasis">
     <text:span text:style-name="T22">bool</text:span>
    </text:span>
    <text:span text:style-name="Strong_20_Emphasis">
     <text:span text:style-name="T21"> values, numerically and textually.</text:span>
    </text:span>
   </text:p>
      <text:p text:style-name="Text_20_body">Compare your program with Listing 12‑1.</text:p>
      <text:p text:style-name="Code_20_Caption"><text:span text:style-name="T19">Listing 12‑1.</text:span> Printing <text:span text:style-name="Code_20_Inline"><text:span text:style-name="T23">bool</text:span></text:span> Values</text:p>
      <text:p text:style-name="Code">#include &lt;iostream&gt;</text:p>
      <text:p text:style-name="Code"/>
      <text:p text:style-name="Code">int main()</text:p>
      <text:p text:style-name="Code">{</text:p>
      <text:p text:style-name="Code"><text:span text:style-name="T2"><text:s text:c="2"/></text:span>std::cout &lt;&lt; "true=" &lt;&lt; true &lt;&lt; '\n';</text:p>
      <text:p text:style-name="Code"><text:span text:style-name="T2"><text:s text:c="2"/></text:span>std::cout &lt;&lt; "false=" &lt;&lt; false &lt;&lt; '\n';</text:p>
      <text:p text:style-name="Code"><text:span text:style-name="T2"><text:s text:c="2"/></text:span>std::cout &lt;&lt; std::boolalpha;</text:p>
      <text:p text:style-name="Code"><text:span text:style-name="T2"><text:s text:c="2"/></text:span>std::cout &lt;&lt; "true=" &lt;&lt; true &lt;&lt; '\n';</text:p>
      <text:p text:style-name="Code"><text:span text:style-name="T2"><text:s text:c="2"/></text:span>std::cout &lt;&lt; "false=" &lt;&lt; false &lt;&lt; '\n';</text:p>
      <text:p text:style-name="Code">}</text:p>
      <text:p text:style-name="Text_20_body">
    <text:span text:style-name="Strong_20_Emphasis">How do you think C++ handles </text:span>
    <text:span text:style-name="Strong_20_Emphasis">
     <text:span text:style-name="T22">bool</text:span>
    </text:span>
    <text:span text:style-name="Strong_20_Emphasis"> values for input?</text:span>
   </text:p>
      <text:p text:style-name="Unnumbered_20_List"><text:soft-page-break/>_____________________________________________________________</text:p>
      <text:p text:style-name="Text_20_body"><text:span text:style-name="Strong_20_Emphasis">Write a program to test your assumptions. Were you correct?</text:span> ________________ <text:span text:style-name="Strong_20_Emphasis">Explain how an input stream handles </text:span><text:span text:style-name="Strong_20_Emphasis"><text:span text:style-name="T22">bool</text:span></text:span><text:span text:style-name="Strong_20_Emphasis"> input:</text:span></text:p>
      <text:p text:style-name="Unnumbered_20_List">_____________________________________________________________</text:p>
      <text:p text:style-name="Unnumbered_20_List">_____________________________________________________________</text:p>
      <text:p text:style-name="Text_20_body">By default, when an input stream needs to read a <text:span text:style-name="Code_20_Inline"><text:span text:style-name="T1">bool</text:span></text:span> value, it actually reads an integer, and if the integer’s value is <text:span text:style-name="Code_20_Inline"><text:span text:style-name="T1">1</text:span></text:span>, the stream interprets that as true. The value <text:span text:style-name="Code_20_Inline"><text:span text:style-name="T1">0</text:span></text:span> is false, and any other value results in an error.</text:p>
      <text:p text:style-name="Text_20_body">With the <text:span text:style-name="Code_20_Inline"><text:span text:style-name="T1">std::boolalpha</text:span></text:span> manipulator, the input stream requires the exact text <text:span text:style-name="Code_20_Inline"><text:span text:style-name="T1">true</text:span></text:span> or <text:span text:style-name="Code_20_Inline"><text:span text:style-name="T1">false</text:span></text:span>. Integers are not allowed, nor are any case differences. The input stream accepts only those exact words.</text:p>
      <text:p text:style-name="Text_20_body">Use the <text:span text:style-name="Code_20_Inline"><text:span text:style-name="T1">std::noboolalpha</text:span></text:span> manipulator to revert to the default numeric Boolean values. Thus, you can mix alphabetic and numeric representations of <text:span text:style-name="Code_20_Inline"><text:span text:style-name="T1">bool</text:span></text:span> in a single stream:</text:p>
      <text:p text:style-name="Code">bool a{true}, b{false};</text:p>
      <text:p text:style-name="Code">std::cin &gt;&gt; std::boolalpha &gt;&gt; a &gt;&gt; std::noboolalpha &gt;&gt; b;</text:p>
      <text:p text:style-name="Code">std::cout &lt;&lt; std::boolalpha &lt;&lt; a &lt;&lt; ' ' &lt;&lt; std::noboolalpha &lt;&lt; b;</text:p>
      <text:p text:style-name="Text_20_body">Reading and writing <text:span text:style-name="Code_20_Inline"><text:span text:style-name="T1">bool</text:span></text:span> values does not actually happen all that often in most programs<text:change text:change-id="ct261955408"/>.</text:p>
      <text:h text:style-name="Heading_20_1" text:outline-level="1">Boolean Type</text:h>
      <text:p text:style-name="Body_20_Text_20_First">C++ automatically converts many different types to <text:span text:style-name="Code_20_Inline"><text:span text:style-name="T1">bool</text:span></text:span>, so you can use integers, I/O stream objects, and other values whenever you need a <text:span text:style-name="Code_20_Inline"><text:span text:style-name="T1">bool</text:span></text:span>, such as in a loop or <text:change-start text:change-id="ct259923584"/><text:span text:style-name="Code_20_Inline">if</text:span><text:change-end text:change-id="ct259923584"/>-statement condition. You can see this for yourself in Listing 12‑2.</text:p>
      <text:p text:style-name="Code_20_Caption"><text:span text:style-name="T19">Listing 12‑2.</text:span> Automatic Type Conversion to <text:span text:style-name="Code_20_Inline"><text:span text:style-name="T23">bool</text:span></text:span></text:p>
      <text:p text:style-name="Code"><text:span text:style-name="T2"><text:s/></text:span>1 #include &lt;iostream&gt;</text:p>
      <text:p text:style-name="Code"><text:span text:style-name="T2"><text:s/></text:span>2 </text:p>
      <text:p text:style-name="Code"><text:span text:style-name="T2"><text:s/></text:span>3 int main()</text:p>
      <text:p text:style-name="Code"><text:span text:style-name="T2"><text:s/></text:span>4 {</text:p>
      <text:p text:style-name="P1">
    <text:change-start text:change-id="ct264469472"/>
    <text:span text:style-name="T2">
     <text:s/>
    </text:span>
    <text:span text:style-name="T13">5</text:span>
    <text:s text:c="2"/>
    <text:span text:style-name="T25">if (true) <text:s text:c="7"/>std::cout &lt;&lt; "true\n";</text:span>
   </text:p>
      <text:p text:style-name="P1">
    <text:span text:style-name="T2">
     <text:s/>
    </text:span>
    <text:span text:style-name="T13">6</text:span>
    <text:s text:c="2"/>
    <text:span text:style-name="T25">if (false) <text:s text:c="6"/>std::cout &lt;&lt; "false\n";</text:span>
   </text:p>
      <text:p text:style-name="P7"><text:s/>7 <text:s text:c="2"/>if (42) <text:s text:c="9"/>std::cout &lt;&lt; "42\n";</text:p>
      <text:p text:style-name="P7"><text:s/>8 <text:s text:c="2"/>if (0) <text:s text:c="10"/>std::cout &lt;&lt; "0\n";</text:p>
      <text:p text:style-name="P7"><text:s/>9 <text:s text:c="2"/>if (42.4242) <text:s text:c="4"/>std::cout &lt;&lt; "42.4242\n";</text:p>
      <text:p text:style-name="P7">10 <text:s text:c="2"/>if (0.0) <text:s text:c="8"/>std::cout &lt;&lt; "0.0\n";</text:p>
      <text:p text:style-name="P7">11 <text:s text:c="2"/>if (-0.0) <text:s text:c="7"/>std::cout &lt;&lt; "-0.0\n";</text:p>
      <text:p text:style-name="P7">12 <text:s text:c="2"/>if (-1) <text:s text:c="9"/>std::cout &lt;&lt; "-1\n";</text:p>
      <text:p text:style-name="P7">13 <text:s text:c="2"/>if ('\0') <text:s text:c="7"/>std::cout &lt;&lt; "'\\0'\n";</text:p>
      <text:p text:style-name="P7">14 <text:s text:c="2"/>if ('\1') <text:s text:c="7"/>std::cout &lt;&lt; "'\\1'\n";</text:p>
      <text:p text:style-name="P7">15 <text:s text:c="2"/>if ("1") <text:s text:c="8"/>std::cout &lt;&lt; "\"1\"\n";</text:p>
      <text:p text:style-name="P7"><text:soft-page-break/>16 <text:s text:c="2"/>if ("false") <text:s text:c="4"/>std::cout &lt;&lt; "\"false\"\n";</text:p>
      <text:p text:style-name="P7">17 <text:s text:c="2"/>if (std::cout) <text:s text:c="2"/>std::cout &lt;&lt; "std::cout\n";</text:p>
      <text:p text:style-name="P7">
    <text:span text:style-name="T26">18 <text:s text:c="2"/>if (std::cin)</text:span>
    <text:s text:c="3"/>
    <text:span text:style-name="T26">std::c</text:span>
    <text:span text:style-name="T28">out</text:span>
    <text:span text:style-name="T26"> &lt;&lt; "std::cin\n";</text:span>
   </text:p>
      <text:p text:style-name="P1"><text:change-end text:change-id="ct264469472"/><text:change text:change-id="ct264418976"/><text:change-start text:change-id="ct264419168"/><text:span text:style-name="T4">19</text:span><text:change-end text:change-id="ct264419168"/><text:change text:change-id="ct262115936"/> }</text:p>
      <text:p text:style-name="Text_20_body">
    <text:span text:style-name="Strong_20_Emphasis">Predict the output from Listing 12‑2:</text:span>
   </text:p>
      <text:p text:style-name="Unnumbered_20_List">_____________________________________________________________</text:p>
      <text:p text:style-name="P10"><text:change-start text:change-id="ct262116128"/>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text:change-end text:change-id="ct262116128"/>_____________________________________________________________</text:p>
      <text:p text:style-name="Text_20_body">Check your answer. <text:span text:style-name="Strong_20_Emphasis"><text:span text:style-name="T21">Were you right?</text:span></text:span> ________________</text:p>
      <text:p text:style-name="Text_20_body">You may have been fooled by lines 1<text:change-start text:change-id="ct263813520"/><text:span text:style-name="T4">5</text:span><text:change-end text:change-id="ct263813520"/><text:change-start text:change-id="ct262039408"/><text:span text:style-name="T4"> and 16</text:span><text:change-end text:change-id="ct262039408"/><text:change text:change-id="ct263148048"/><text:change text:change-id="ct262040064"/><text:change text:change-id="ct262039600"/>. C++ does not interpret the contents of string literals to decide whether to convert the string to <text:span text:style-name="Code_20_Inline"><text:span text:style-name="T1">true</text:span></text:span> or <text:span text:style-name="Code_20_Inline"><text:span text:style-name="T1">false</text:span></text:span>. All character strings are <text:span text:style-name="Code_20_Inline"><text:span text:style-name="T1">true</text:span></text:span>, even empty ones. (Th<text:soft-page-break/>e C++ language designers did not do this to be perverse. There’s a good reason that strings are <text:span text:style-name="Code_20_Inline"><text:span text:style-name="T1">true</text:span></text:span>, but you will need to learn quite a bit more C++ in order to understand why.)</text:p>
      <text:p text:style-name="Text_20_body">On the other hand, character literals <text:change-start text:change-id="ct265254416"/><text:span text:style-name="T4">(line 13 and 14) </text:span><text:change-end text:change-id="ct265254416"/>are completely different from string literals. The compiler converts the escape character <text:span text:style-name="Code_20_Inline"><text:span text:style-name="T1">'\0'</text:span></text:span>, which has numeric value zero, to <text:span text:style-name="Code_20_Inline"><text:span text:style-name="T1">false</text:span></text:span>. All other characters are <text:span text:style-name="Code_20_Inline"><text:span text:style-name="T1">true</text:span></text:span>.</text:p>
      <text:p text:style-name="Text_20_body">Recall from many previous examples (especially in Exploration 3) that loop conditions often depend on an input operation. If the input succeeds, the loop condition is <text:span text:style-name="Code_20_Inline"><text:span text:style-name="T1">true</text:span></text:span>. What is actually happening is that C++ knows how to convert a stream object (such as <text:span text:style-name="Code_20_Inline"><text:span text:style-name="T1">std::cin</text:span></text:span>) to <text:span text:style-name="Code_20_Inline"><text:span text:style-name="T1">bool</text:span></text:span>.<text:span text:style-name="Comment_20_Reference"><text:span text:style-name="T16"><office:annotation><dc:creator>Stefan Turalski</dc:creator><dc:date>2013-08-18T09:34:00</dc:date><text:p text:style-name="P14"><text:span text:style-name="T29">Well it calls operator&gt;&gt; and then std::istream::operator void*() (as far as it all works as it used to??). <text:s/></text:span></text:p><text:p text:style-name="P14"><text:span text:style-name="T29">However, indeed seems that older gcc has no issue with this conversion.</text:span></text:p></office:annotation></text:span></text:span> Every I/O stream keeps track of its internal state, and if any operation fails, the stream remembers that fact. When you convert a stream to <text:span text:style-name="Code_20_Inline"><text:span text:style-name="T1">bool</text:span></text:span>, if the stream is in a failure state, the result is <text:span text:style-name="Code_20_Inline"><text:span text:style-name="T1">false</text:span></text:span>. Not all complex types can be converted to <text:span text:style-name="Code_20_Inline"><text:span text:style-name="T1">bool</text:span></text:span>, however.</text:p>
      <text:p text:style-name="Text_20_body">
    <text:span text:style-name="Strong_20_Emphasis">What do you expect to happen when you compile and run Listing 12‑3?</text:span>
   </text:p>
      <text:p text:style-name="Unnumbered_20_List">_____________________________________________________________</text:p>
      <text:p text:style-name="Code_20_Caption"><text:span text:style-name="T19">Listing 12‑3.</text:span> Converting a <text:span text:style-name="Code_20_Inline"><text:span text:style-name="T23">std::string</text:span></text:span> to <text:span text:style-name="Code_20_Inline"><text:span text:style-name="T23">bool</text:span></text:span></text:p>
      <text:p text:style-name="Code">#include &lt;iostream&gt;</text:p>
      <text:p text:style-name="Code">#include &lt;string&gt;</text:p>
      <text:p text:style-name="Code"/>
      <text:p text:style-name="Code">int main()</text:p>
      <text:p text:style-name="Code">{</text:p>
      <text:p text:style-name="Code"><text:span text:style-name="T2"><text:s text:c="2"/></text:span>std::string empty{};</text:p>
      <text:p text:style-name="P8">
    <text:change-start text:change-id="ct263157696"/>
   </text:p>
      <text:p text:style-name="P1"><text:span text:style-name="T2"><text:s text:c="2"/></text:span><text:span text:style-name="T27">if (</text:span>empty<text:span text:style-name="T27">)</text:span></text:p>
      <text:p text:style-name="P1"><text:span text:style-name="T2"><text:s text:c="4"/></text:span>std::cout &lt;&lt; "<text:span text:style-name="T27">empty is true\n"</text:span>;</text:p>
      <text:p text:style-name="P1">
    <text:s text:c="2"/>
    <text:span text:style-name="T27">else</text:span>
   </text:p>
      <text:p text:style-name="P9"><text:s text:c="4"/>std::cout &lt;&lt; "empty is false\n";</text:p>
      <text:p text:style-name="P1"><text:change-end text:change-id="ct263157696"/><text:change text:change-id="ct265254112"/>}</text:p>
      <text:p text:style-name="Text_20_body">The compiler reports an error because it does not know how to convert <text:span text:style-name="Code_20_Inline"><text:span text:style-name="T1">std::string</text:span></text:span> to <text:span text:style-name="Code_20_Inline"><text:span text:style-name="T1">bool</text:span></text:span>.</text:p>
      <text:p text:style-name="Note_2f_Tip_2f_Caution"><text:span text:style-name="Dingbat_20_Symbol"><text:span text:style-name="T20"></text:span></text:span>Note<text:tab/>Although an <text:span text:style-name="Code_20_Inline">istream</text:span> knows how to convert an input string to <text:span text:style-name="Code_20_Inline">bool</text:span>, the <text:span text:style-name="Code_20_Inline">std::string</text:span> type lacks the information it needs to interpret the string. Without knowledge of the string’s context, it is unrealistic to ask a string to interpret text, such as “true”, “vrai”, or “richtig”.</text:p>
      <text:p text:style-name="Text_20_body">What about <text:span text:style-name="Code_20_Inline"><text:span text:style-name="T1">std::vector</text:span></text:span>? <text:span text:style-name="Strong_20_Emphasis"><text:span text:style-name="T21">Do you think C++ defines a conversion from </text:span></text:span><text:span text:style-name="Strong_20_Emphasis"><text:span text:style-name="T22">std::vector</text:span></text:span><text:span text:style-name="Strong_20_Emphasis"><text:span text:style-name="T21"> to bool?</text:span></text:span> ________________ Write a program to test your hypothesis. <text:span text:style-name="Strong_20_Emphasis"><text:span text:style-name="T21">What is your conclusion?</text:span></text:span></text:p>
      <text:p text:style-name="Unnumbered_20_List"><text:soft-page-break/>_____________________________________________________________</text:p>
      <text:p text:style-name="Text_20_body">This is another case in which no general solution is feasible. Should an empty vector be <text:span text:style-name="Code_20_Inline"><text:span text:style-name="T1">false</text:span></text:span> whereas all others are <text:span text:style-name="Code_20_Inline"><text:span text:style-name="T1">true</text:span></text:span>? Maybe a <text:span text:style-name="Code_20_Inline"><text:span text:style-name="T1">std::vector&lt;bool&gt;</text:span></text:span> that contains only <text:span text:style-name="Code_20_Inline"><text:span text:style-name="T1">false</text:span></text:span> elements should be <text:span text:style-name="Code_20_Inline"><text:span text:style-name="T1">false</text:span></text:span>. Only the application programmer can make these decisions, so the C++ library designers wisely chose not to make them for you; therefore you cannot convert <text:span text:style-name="Code_20_Inline"><text:span text:style-name="T1">std::vector</text:span></text:span> to <text:span text:style-name="Code_20_Inline"><text:span text:style-name="T1">bool</text:span></text:span>. However, there are ways of obtaining the desired result by calling member functions.</text:p>
      <text:h text:style-name="Heading_20_1" text:outline-level="1">Logic Operators</text:h>
      <text:p text:style-name="Body_20_Text_20_First">Real-world conditions are often more complicated than merely converting a single value to <text:span text:style-name="Code_20_Inline"><text:span text:style-name="T1">bool</text:span></text:span>. To accommodate this, C++ offers the usual logical operators: <text:span text:style-name="Code_20_Inline"><text:span text:style-name="T1">and</text:span></text:span>, <text:span text:style-name="Code_20_Inline"><text:span text:style-name="T1">or</text:span></text:span>, and <text:span text:style-name="Code_20_Inline"><text:span text:style-name="T1">not</text:span></text:span> (which are reserved keywords). They have their usual meaning from mathematical logic, namely that <text:span text:style-name="Code_20_Inline"><text:span text:style-name="T1">and</text:span></text:span> is <text:span text:style-name="Code_20_Inline"><text:span text:style-name="T1">false</text:span></text:span> unless both operands are <text:span text:style-name="Code_20_Inline"><text:span text:style-name="T1">true</text:span></text:span>, <text:span text:style-name="Code_20_Inline"><text:span text:style-name="T1">or</text:span></text:span> is <text:span text:style-name="Code_20_Inline"><text:span text:style-name="T1">true</text:span></text:span> unless both operands are <text:span text:style-name="Code_20_Inline"><text:span text:style-name="T1">false</text:span></text:span>, and <text:span text:style-name="Code_20_Inline"><text:span text:style-name="T1">not</text:span></text:span> inverts the value of its operand.</text:p>
      <text:p text:style-name="Text_20_body">More important, however, is that the built-in <text:span text:style-name="Code_20_Inline"><text:span text:style-name="T1">and</text:span></text:span> and <text:span text:style-name="Code_20_Inline"><text:span text:style-name="T1">or</text:span></text:span> operators do not evaluate their right-hand operand unless they need to. The <text:span text:style-name="Code_20_Inline"><text:span text:style-name="T1">and</text:span></text:span> operator needs to evaluate its right-hand operand only if the left-hand operand is <text:span text:style-name="Code_20_Inline"><text:span text:style-name="T1">true</text:span></text:span>. (If the left-hand operand is <text:span text:style-name="Code_20_Inline"><text:span text:style-name="T1">false</text:span></text:span>, the entire expression is <text:span text:style-name="Code_20_Inline"><text:span text:style-name="T1">false</text:span></text:span>, and there is no need to evaluate the right-hand operand.) Similarly, the <text:span text:style-name="Code_20_Inline"><text:span text:style-name="T1">or</text:span></text:span> operator evaluates its right-hand operand only if the left-hand operand is <text:span text:style-name="Code_20_Inline"><text:span text:style-name="T1">true</text:span></text:span>. Stopping the evaluation early like this is known as s<text:span text:style-name="T24">hort-circuiting</text:span>.</text:p>
      <text:p text:style-name="Text_20_body">For example, suppose you are writing a simple loop to examine all the elements of a vector to determine whether they are all equal to zero. The loop ends when you reach the end of the vector or when you find an element not equal to zero.</text:p>
      <text:p text:style-name="Text_20_body">
    <text:span text:style-name="Strong_20_Emphasis">Write a program that reads numbers into a vector, searches the vector for a non-zero element, and prints a message about whether the vector is all zero.</text:span>
   </text:p>
      <text:p text:style-name="Text_20_body">You can solve this problem without using a logical operator, but try to use one, just for practice. Take a look at Listing 12‑4 to see one way to solve this problem.</text:p>
      <text:p text:style-name="Code_20_Caption"><text:span text:style-name="T19">Listing 12‑4.</text:span> Using Short-Circuiting to Test for Non-Zero Vector Elements</text:p>
      <text:p text:style-name="Code"><text:span text:style-name="T2"><text:s/></text:span>1 #include &lt;iostream&gt;</text:p>
      <text:p text:style-name="Code"><text:span text:style-name="T2"><text:s/></text:span>2 #include &lt;iterator&gt;</text:p>
      <text:p text:style-name="Code"><text:span text:style-name="T2"><text:s/></text:span>3 #include &lt;vector&gt;</text:p>
      <text:p text:style-name="Code"><text:span text:style-name="T2"><text:s/></text:span>4 </text:p>
      <text:p text:style-name="Code"><text:span text:style-name="T2"><text:s/></text:span>5 int main()</text:p>
      <text:p text:style-name="Code"><text:span text:style-name="T2"><text:s/></text:span>6 {</text:p>
      <text:p text:style-name="Code"><text:span text:style-name="T2"><text:s/></text:span>7 <text:s text:c="2"/>std::vector&lt;int&gt; data{};</text:p>
      <text:p text:style-name="Code"><text:span text:style-name="T2"><text:s/></text:span>8 <text:s text:c="2"/>data.insert(data.begin(),</text:p>
      <text:p text:style-name="Code"><text:span text:style-name="T2"><text:s/></text:span>9 <text:s text:c="14"/>std::istream_iterator&lt;int&gt;(std::cin),</text:p>
      <text:p text:style-name="Code">10 <text:s text:c="14"/>std::istream_iterator&lt;int&gt;());</text:p>
      <text:p text:style-name="Code">11 </text:p>
      <text:p text:style-name="Code">12 <text:s text:c="2"/>std::vector&lt;int&gt;::iterator iter{}, end{data.end()};</text:p>
      <text:p text:style-name="Code">13 <text:s text:c="2"/>for (iter = data.begin(); iter != end and *iter == 0; ++iter)</text:p>
      <text:p text:style-name="Code">14 <text:s text:c="4"/>/*empty*/;</text:p>
      <text:p text:style-name="Code">15 <text:s text:c="2"/>if (iter == data.end())</text:p>
      <text:p text:style-name="Code">16 <text:s text:c="4"/>std::cout &lt;&lt; "data contains all zeroes\n";</text:p>
      <text:p text:style-name="Code">17 <text:s text:c="2"/>else</text:p>
      <text:p text:style-name="Code"><text:soft-page-break/>18 <text:s text:c="4"/>std::cout &lt;&lt; "data does not contain all zeroes\n";</text:p>
      <text:p text:style-name="Code">19 }</text:p>
      <text:p text:style-name="Text_20_body">Line 13 is the key. The iterator advances over the vector and tests for zero-valued elements.</text:p>
      <text:p text:style-name="Text_20_body">
    <text:span text:style-name="Strong_20_Emphasis">What happens when the iterator reaches the end of the vector?</text:span>
   </text:p>
      <text:p text:style-name="Unnumbered_20_List">_____________________________________________________________</text:p>
      <text:p text:style-name="Text_20_body">The condition <text:span text:style-name="Code_20_Inline"><text:span text:style-name="T1">iter</text:span></text:span> <text:span text:style-name="Code_20_Inline"><text:span text:style-name="T1">!=</text:span></text:span> <text:span text:style-name="Code_20_Inline"><text:span text:style-name="T1">data.end()</text:span></text:span> becomes <text:span text:style-name="Code_20_Inline"><text:span text:style-name="T1">false</text:span></text:span> at the end of the vector. Because of short-circuiting, C++ never evaluates the <text:span text:style-name="Code_20_Inline"><text:span text:style-name="T1">*iter</text:span></text:span> <text:span text:style-name="Code_20_Inline"><text:span text:style-name="T1">==</text:span></text:span> <text:span text:style-name="Code_20_Inline"><text:span text:style-name="T1">0</text:span></text:span> part of the expression, which is good.</text:p>
      <text:p text:style-name="Text_20_body">
    <text:span text:style-name="Strong_20_Emphasis">Why is this good? What would happen if short-circuiting did not take place?</text:span>
   </text:p>
      <text:p text:style-name="Unnumbered_20_List">_____________________________________________________________</text:p>
      <text:p text:style-name="Unnumbered_20_List">_____________________________________________________________</text:p>
      <text:p text:style-name="Text_20_body">Imagine that <text:span text:style-name="Code_20_Inline"><text:span text:style-name="T1">iter</text:span></text:span> <text:span text:style-name="Code_20_Inline"><text:span text:style-name="T1">!=</text:span></text:span> <text:span text:style-name="Code_20_Inline"><text:span text:style-name="T1">end</text:span></text:span> is <text:span text:style-name="Code_20_Inline"><text:span text:style-name="T1">false</text:span></text:span>; in other words the value of <text:span text:style-name="Code_20_Inline"><text:span text:style-name="T1">iter</text:span></text:span> is <text:span text:style-name="Code_20_Inline"><text:span text:style-name="T1">end</text:span></text:span>. That means <text:span text:style-name="Code_20_Inline"><text:span text:style-name="T1">*iter</text:span></text:span> is just like <text:span text:style-name="Code_20_Inline"><text:span text:style-name="T1">*end</text:span></text:span>, which is bad—really bad. You are not allowed to dereference the one-past-the-end iterator. If you are lucky, it would crash your program. If you are unlucky, your program will continue to run, but with completely unpredictable and erroneous data, and therefore, unpredictable and erroneous results.</text:p>
      <text:p text:style-name="Text_20_body">Short-circuiting guarantees that C++ will not evaluate <text:span text:style-name="Code_20_Inline"><text:span text:style-name="T1">*iter</text:span></text:span> when <text:span text:style-name="Code_20_Inline"><text:span text:style-name="T1">iter</text:span></text:span> equals <text:span text:style-name="Code_20_Inline"><text:span text:style-name="T1">end</text:span></text:span>, which means <text:span text:style-name="Code_20_Inline"><text:span text:style-name="T1">iter</text:span></text:span> will always be valid when the program dereferences it, which is good. Some languages (such as Ada) use different operators for short-circuiting and non–short-circuiting operations. C++ does not. The built-in logical operators always perform short-circuiting, so you never accidentally use non–short-circuiting when you intended to use the short-circuiting operator.</text:p>
      <text:h text:style-name="Heading_20_1" text:outline-level="1">Old-Fashioned Syntax</text:h>
      <text:p text:style-name="Body_20_Text_20_First">The logical operators have symbolic versions: <text:span text:style-name="Code_20_Inline"><text:span text:style-name="T1">&amp;&amp;</text:span></text:span> for <text:span text:style-name="Code_20_Inline"><text:span text:style-name="T1">and</text:span></text:span>, <text:span text:style-name="Code_20_Inline"><text:span text:style-name="T1">||</text:span></text:span> for <text:span text:style-name="Code_20_Inline"><text:span text:style-name="T1">or</text:span></text:span>, and <text:span text:style-name="Code_20_Inline"><text:span text:style-name="T1">!</text:span></text:span> for <text:span text:style-name="Code_20_Inline"><text:span text:style-name="T1">not</text:span></text:span>. The keywords are clearer, easier to read, easier to understand, and less error-prone. That’s right, less error-prone. You see, <text:span text:style-name="Code_20_Inline"><text:span text:style-name="T1">&amp;&amp;</text:span></text:span> means <text:span text:style-name="Code_20_Inline"><text:span text:style-name="T1">and</text:span></text:span>, but <text:span text:style-name="Code_20_Inline"><text:span text:style-name="T1">&amp;</text:span></text:span> is also an operator. Similarly, <text:span text:style-name="Code_20_Inline"><text:span text:style-name="T1">|</text:span></text:span> is a valid operator. Thus, if you accidentally write <text:span text:style-name="Code_20_Inline"><text:span text:style-name="T1">&amp;</text:span></text:span> instead of <text:span text:style-name="Code_20_Inline"><text:span text:style-name="T1">&amp;&amp;</text:span></text:span>, your program will compile and even run. It might seem to run correctly for a while, but it will eventually fail because <text:span text:style-name="Code_20_Inline"><text:span text:style-name="T1">&amp;</text:span></text:span> and <text:span text:style-name="Code_20_Inline"><text:span text:style-name="T1">&amp;&amp;</text:span></text:span> mean different things. (You’ll learn about <text:span text:style-name="Code_20_Inline"><text:span text:style-name="T1">&amp;</text:span></text:span> and <text:span text:style-name="Code_20_Inline"><text:span text:style-name="T1">|</text:span></text:span> later in this book.) New C++ programmers aren’t the only ones to make this mistake. I’ve seen highly experienced C++ programmers write <text:span text:style-name="Code_20_Inline"><text:span text:style-name="T1">&amp;</text:span></text:span> when they mean <text:span text:style-name="Code_20_Inline"><text:span text:style-name="T1">&amp;&amp;</text:span></text:span> or <text:span text:style-name="Code_20_Inline"><text:span text:style-name="T1">|</text:span></text:span> instead of <text:span text:style-name="Code_20_Inline"><text:span text:style-name="T1">||</text:span></text:span>. Avoid this error by using only the keyword logical operators.</text:p>
      <text:p text:style-name="Text_20_body">I was hesitant about even mentioning the symbolic operators, but I can’t ignore them. Many C++ programs use the symbolic operators instead of the keyword equivalents. These C++ programmers, having grown up with the symbols, prefer to continue to use the symbols over the keywords. This is your chance to become a trend-setter. Eschew the old-fashioned, harder-to-read, harder-to-understand, error-prone symbols, and embrace the keywords.</text:p>
      <text:h text:style-name="Heading_20_1" text:outline-level="1"><text:soft-page-break/>Comparison Operators</text:h>
      <text:p text:style-name="Body_20_Text_20_First">The built-in comparison operators always yield <text:span text:style-name="Code_20_Inline"><text:span text:style-name="T1">bool</text:span></text:span> results, regardless of their operands. You have already seen <text:span text:style-name="Code_20_Inline"><text:span text:style-name="T1">==</text:span></text:span> and <text:span text:style-name="Code_20_Inline"><text:span text:style-name="T1">!=</text:span></text:span> for equality and inequality. You also saw <text:span text:style-name="Code_20_Inline"><text:span text:style-name="T1">&lt;</text:span></text:span> for less than, and you can guess that <text:span text:style-name="Code_20_Inline"><text:span text:style-name="T1">&gt;</text:span></text:span> means greater than. Similarly, you probably already know that <text:span text:style-name="Code_20_Inline"><text:span text:style-name="T1">&lt;=</text:span></text:span> means less-than-or-equal and <text:span text:style-name="Code_20_Inline"><text:span text:style-name="T1">&gt;=</text:span></text:span> means greater-than-or-equal.</text:p>
      <text:p text:style-name="Text_20_body">These operators produce the expected results when you use them with numeric operands. You can even use them with vectors of numeric types.</text:p>
      <text:p text:style-name="Text_20_body"><text:span text:style-name="Strong_20_Emphasis"><text:span text:style-name="T21">Write a program that demonstrates how </text:span></text:span><text:span text:style-name="Strong_20_Emphasis"><text:span text:style-name="T1">&lt;</text:span></text:span><text:span text:style-name="Strong_20_Emphasis"><text:span text:style-name="T21"> works with a vector of</text:span></text:span><text:span text:style-name="Strong_20_Emphasis"> </text:span><text:span text:style-name="Strong_20_Emphasis"><text:span text:style-name="T22">int</text:span></text:span><text:span text:style-name="Strong_20_Emphasis">.</text:span> (If you’re having trouble writing the program, take a look at Listing 12‑5.) <text:span text:style-name="Strong_20_Emphasis"><text:span text:style-name="T21">What are the rules that govern </text:span></text:span><text:span text:style-name="Strong_20_Emphasis"><text:span text:style-name="T22">&lt;</text:span></text:span><text:span text:style-name="Strong_20_Emphasis"><text:span text:style-name="T21"> for a vecto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 compares vectors at the element level. That is, the first elements of two vectors are compared. If one element is smaller than the other, its vector is considered less than the other. If one vector is a prefix of the other (that is, the vectors are identical up to the length of the shorter vector), the shorter vector is less than the longer one.</text:p>
      <text:p text:style-name="Code_20_Caption"><text:span text:style-name="T19">Listing 12‑5.</text:span> Comparing Vectors</text:p>
      <text:p text:style-name="Code">#include &lt;iostream&gt;</text:p>
      <text:p text:style-name="Code">#include &lt;vector&gt;</text:p>
      <text:p text:style-name="Code"/>
      <text:p text:style-name="Code">int main()</text:p>
      <text:p text:style-name="Code">{</text:p>
      <text:p text:style-name="Code"><text:span text:style-name="T2"><text:s text:c="3"/></text:span>std::vector&lt;int&gt; a{ 10, 20, 30 }, <text:s/>b{ 10, 20, 30 };</text:p>
      <text:p text:style-name="Code"/>
      <text:p text:style-name="Code"><text:span text:style-name="T2"><text:s text:c="3"/></text:span>if (a != b) std::cout &lt;&lt; "wrong: a != b\n";</text:p>
      <text:p text:style-name="Code"><text:span text:style-name="T2"><text:s text:c="3"/></text:span>if (a &lt; b) <text:s/>std::cout &lt;&lt; "wrong: a &lt; b\n";</text:p>
      <text:p text:style-name="Code"><text:span text:style-name="T2"><text:s text:c="3"/></text:span>if (a &gt; b) <text:s/>std::cout &lt;&lt; "wrong: a &gt; b\n";</text:p>
      <text:p text:style-name="Code"><text:span text:style-name="T2"><text:s text:c="3"/></text:span>if (a == b) std::cout &lt;&lt; "okay: a == b\n";</text:p>
      <text:p text:style-name="Code"><text:span text:style-name="T2"><text:s text:c="3"/></text:span>if (a &gt;= b) std::cout &lt;&lt; "okay: a &gt;= b\n";</text:p>
      <text:p text:style-name="Code"><text:span text:style-name="T2"><text:s text:c="3"/></text:span>if (a &lt;= b) std::cout &lt;&lt; "okay: a &lt;= b\n";</text:p>
      <text:p text:style-name="Code"/>
      <text:p text:style-name="Code"><text:span text:style-name="T2"><text:s text:c="3"/></text:span>a.push_back(40);</text:p>
      <text:p text:style-name="Code"><text:span text:style-name="T2"><text:s text:c="3"/></text:span>if (a != b) std::cout &lt;&lt; "okay: a != b\n";</text:p>
      <text:p text:style-name="Code"><text:span text:style-name="T2"><text:s text:c="3"/></text:span>if (a &lt; b) <text:s/>std::cout &lt;&lt; "wrong: a &lt; b\n";</text:p>
      <text:p text:style-name="Code"><text:span text:style-name="T2"><text:s text:c="3"/></text:span>if (a &gt; b) <text:s/>std::cout &lt;&lt; "okay: a &gt; b\n";</text:p>
      <text:p text:style-name="Code"><text:span text:style-name="T2"><text:s text:c="3"/></text:span>if (a == b) std::cout &lt;&lt; "wrong: a == b\n";</text:p>
      <text:p text:style-name="Code"><text:span text:style-name="T2"><text:s text:c="3"/></text:span>if (a &gt;= b) std::cout &lt;&lt; "okay: a &gt;= b\n";</text:p>
      <text:p text:style-name="Code"><text:span text:style-name="T2"><text:s text:c="3"/></text:span>if (a &lt;= b) std::cout &lt;&lt; "wrong: a &lt;= b\n";</text:p>
      <text:p text:style-name="Code"/>
      <text:p text:style-name="Code"><text:soft-page-break/><text:span text:style-name="T2"><text:s text:c="3"/></text:span>b.push_back(42);</text:p>
      <text:p text:style-name="Code"><text:span text:style-name="T2"><text:s text:c="3"/></text:span>if (a != b) std::cout &lt;&lt; "okay: a != b\n";</text:p>
      <text:p text:style-name="Code"><text:span text:style-name="T2"><text:s text:c="3"/></text:span>if (a &lt; b) <text:s/>std::cout &lt;&lt; "okay: a &lt; b\n";</text:p>
      <text:p text:style-name="Code"><text:span text:style-name="T2"><text:s text:c="3"/></text:span>if (a &gt; b) <text:s/>std::cout &lt;&lt; "wrong: a &gt; b\n";</text:p>
      <text:p text:style-name="Code"><text:span text:style-name="T2"><text:s text:c="3"/></text:span>if (a == b) std::cout &lt;&lt; "wrong: a == b\n";</text:p>
      <text:p text:style-name="Code"><text:span text:style-name="T2"><text:s text:c="3"/></text:span>if (a &gt;= b) std::cout &lt;&lt; "wrong: a &gt;= b\n";</text:p>
      <text:p text:style-name="Code"><text:span text:style-name="T2"><text:s text:c="3"/></text:span>if (a &lt;= b) std::cout &lt;&lt; "okay: a &lt;= b\n";</text:p>
      <text:p text:style-name="Code">}</text:p>
      <text:p text:style-name="Text_20_body">C++ uses the same rules when comparing <text:span text:style-name="Code_20_Inline"><text:span text:style-name="T1">std::string</text:span></text:span> types, but not when comparing two character string literals.</text:p>
      <text:p text:style-name="Text_20_body">
    <text:span text:style-name="Strong_20_Emphasis">
     <text:span text:style-name="T21">Write a program that demonstrates how C++ compares two </text:span>
    </text:span>
    <text:span text:style-name="Strong_20_Emphasis">
     <text:span text:style-name="T22">std::string</text:span>
    </text:span>
    <text:span text:style-name="Strong_20_Emphasis">
     <text:span text:style-name="T21"> objects by comparing their contents.</text:span>
    </text:span>
   </text:p>
      <text:p text:style-name="Text_20_body">Compare your solution with mine in Listing 12‑6.</text:p>
      <text:p text:style-name="Code_20_Caption"><text:span text:style-name="T19">Listing 12‑6.</text:span> Demonstrating How C++ Compares Strings</text:p>
      <text:p text:style-name="Code">#include &lt;iostream&gt;</text:p>
      <text:p text:style-name="Code">#include &lt;string&gt;</text:p>
      <text:p text:style-name="Code"/>
      <text:p text:style-name="Code">int main()</text:p>
      <text:p text:style-name="Code">{</text:p>
      <text:p text:style-name="Code"><text:span text:style-name="T2"><text:s text:c="3"/></text:span>std::string a{"abc"}, b{"abc"};</text:p>
      <text:p text:style-name="Code"><text:span text:style-name="T2"><text:s text:c="3"/></text:span>if (a != b) std::cout &lt;&lt; "wrong: abc != abc\n";</text:p>
      <text:p text:style-name="Code"><text:span text:style-name="T2"><text:s text:c="3"/></text:span>if (a &lt; b) <text:s/>std::cout &lt;&lt; "wrong: abc &lt; abc\n";</text:p>
      <text:p text:style-name="Code"><text:span text:style-name="T2"><text:s text:c="3"/></text:span>if (a &gt; b) <text:s/>std::cout &lt;&lt; "wrong: abc &gt; abc\n";</text:p>
      <text:p text:style-name="Code"><text:span text:style-name="T2"><text:s text:c="3"/></text:span>if (a == b) std::cout &lt;&lt; "okay: abc == abc\n";</text:p>
      <text:p text:style-name="Code"><text:span text:style-name="T2"><text:s text:c="3"/></text:span>if (a &gt;= b) std::cout &lt;&lt; "okay: abc &gt;= abc\n";</text:p>
      <text:p text:style-name="Code"><text:span text:style-name="T2"><text:s text:c="3"/></text:span>if (a &lt;= b) std::cout &lt;&lt; "okay: abc &lt;= abc\n";</text:p>
      <text:p text:style-name="Code"/>
      <text:p text:style-name="Code"><text:span text:style-name="T2"><text:s text:c="3"/></text:span>a.push_back('d');</text:p>
      <text:p text:style-name="Code"><text:span text:style-name="T2"><text:s text:c="3"/></text:span>if (a != b) std::cout &lt;&lt; "okay: abcd != abc\n";</text:p>
      <text:p text:style-name="Code"><text:span text:style-name="T2"><text:s text:c="3"/></text:span>if (a &lt; b) <text:s/>std::cout &lt;&lt; "wrong: abcd &lt; abc\n";</text:p>
      <text:p text:style-name="Code"><text:span text:style-name="T2"><text:s text:c="3"/></text:span>if (a &gt; b) <text:s/>std::cout &lt;&lt; "okay: abcd &gt; abc\n";</text:p>
      <text:p text:style-name="Code"><text:span text:style-name="T2"><text:s text:c="3"/></text:span>if (a == b) std::cout &lt;&lt; "wrong: abcd == abc\n";</text:p>
      <text:p text:style-name="Code"><text:span text:style-name="T2"><text:s text:c="3"/></text:span>if (a &gt;= b) std::cout &lt;&lt; "okay: abcd &gt;= abc\n";</text:p>
      <text:p text:style-name="Code"><text:span text:style-name="T2"><text:s text:c="3"/></text:span>if (a &lt;= b) std::cout &lt;&lt; "wrong: abcd &lt;= abc\n";</text:p>
      <text:p text:style-name="Code"/>
      <text:p text:style-name="Code"><text:span text:style-name="T2"><text:s text:c="3"/></text:span>b.push_back('e');</text:p>
      <text:p text:style-name="Code"><text:span text:style-name="T2"><text:s text:c="3"/></text:span>if (a != b) std::cout &lt;&lt; "okay: abcd != abce\n";</text:p>
      <text:p text:style-name="Code"><text:span text:style-name="T2"><text:s text:c="3"/></text:span>if (a &lt; b) <text:s/>std::cout &lt;&lt; "okay: abcd &lt; abce\n";</text:p>
      <text:p text:style-name="Code"><text:span text:style-name="T2"><text:s text:c="3"/></text:span>if (a &gt; b) <text:s/>std::cout &lt;&lt; "wrong: abcd &gt; abce\n";</text:p>
      <text:p text:style-name="Code"><text:span text:style-name="T2"><text:s text:c="3"/></text:span>if (a == b) std::cout &lt;&lt; "wrong: abcd == abce\n";</text:p>
      <text:p text:style-name="Code"><text:span text:style-name="T2"><text:s text:c="3"/></text:span>if (a &gt;= b) std::cout &lt;&lt; "wrong: abcd &gt;= abce\n";</text:p>
      <text:p text:style-name="Code"><text:span text:style-name="T2"><text:s text:c="3"/></text:span>if (a &lt;= b) std::cout &lt;&lt; "okay: abcd &lt;= abce\n";</text:p>
      <text:p text:style-name="Code">}</text:p>
      <text:p text:style-name="Text_20_body">Testing how C++ compares quoted string literals is more difficult. Instead of using the contents of the string, the compiler uses the location of the strings in memory, which is a detail of the compiler’s internal workings and has no bearing on anything practical. Thus, unless you know how the compiler works, you cannot predict how it will compare two quoted strings. In other words, don’t do that. Make sure you create <text:soft-page-break/><text:span text:style-name="Code_20_Inline"><text:span text:style-name="T1">std::string</text:span></text:span> objects before you compare strings. It’s okay if only one operand is <text:span text:style-name="Code_20_Inline"><text:span text:style-name="T1">std::string</text:span></text:span>. The other can be a quoted string literal, and the compiler <text:s/>knows how to compare the <text:span text:style-name="Code_20_Inline">std::string</text:span> with the literal, as demonstrated in the following example:</text:p>
      <text:p text:style-name="Code">if ("help" &gt; "hello") <text:span text:style-name="Comment_20_Reference"><text:span text:style-name="T3"><office:annotation><dc:creator>Stefan Turalski</dc:creator><dc:date>2013-08-18T14:08:00</dc:date><text:p text:style-name="P14"><text:span text:style-name="T29">If that wouldn’t be too early I guess might be nice to introduce strncmp</text:span></text:p></office:annotation></text:span></text:span><text:change-start text:change-id="ct265118320"/><text:span text:style-name="Comment_20_Reference"><text:span text:style-name="T3"><office:annotation><dc:creator>Ray Lischner</dc:creator><dc:date>2013-08-21T10:24:29</dc:date><text:list text:style-name=""><text:list-item><text:p text:style-name="P15"><text:span text:style-name="T30">Reply to Stefan Turalski (08/18/2013, 14:08): "..."</text:span></text:p></text:list-item><text:list-item><text:p><text:span text:style-name="T31"/></text:p></text:list-item><text:list-item><text:p><text:span text:style-name="T31">I will not cover any of the C-string functions. I cover only std::string and string literals. There are too many ways got beginners to go wrong.</text:span></text:p></text:list-item></text:list></office:annotation></text:span></text:span><text:change-end text:change-id="ct265118320"/>std::cout &lt;&lt; "Bad. Bad. Bad. Don’t do this!\n";</text:p>
      <text:p text:style-name="Code">if (std::string("help") &gt; "hello") std::cout &lt;&lt; "this works\n";</text:p>
      <text:p text:style-name="Code">if ("help" &gt; std::string("hello")) std::cout &lt;&lt; "this also works\n";</text:p>
      <text:p text:style-name="Code">if (std::string("help") &gt; std::string("hello")) std::cout &lt;&lt; "and this works\n";</text:p>
      <text:p text:style-name="Text_20_body">The next Exploration does not relate directly to Boolean logic and conditions. Instead, it shows how to write compound statements, which you need in order to write any kind of useful conditional statemen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HTML_20_Typewriter" style:display-name="HTML Typewriter" style:family="text">
      <style:text-properties style:font-name="Courier" fo:font-size="10pt" style:font-name-asian="Times New Roman" style:font-size-asian="10pt" style:font-name-complex="Courier"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aa2fe"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aa2fe" style:font-size-asian="8pt" style:font-name-complex="HelveticaNeue Condensed" style:font-size-complex="8pt"/>
    </style:style>
    <style:style style:name="MT6" style:family="text">
      <style:text-properties officeooo:rsid="001aa2fe"/>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265293408" text:id="ct265293408">
            <text:insertion>
              <office:change-info>
                <dc:creator>Ray Lischner</dc:creator>
                <dc:date>2013-08-21T10:03:00</dc:date>
              </office:change-info>
            </text:insertion>
          </text:changed-region>
          <text:changed-region xml:id="ct265293744" text:id="ct265293744">
            <text:deletion>
              <office:change-info>
                <dc:creator>Ray Lischner</dc:creator>
                <dc:date>2013-08-21T10:03:00</dc:date>
              </office:change-info>
              <text:p text:style-name="MP1">
        <text:span text:style-name="MT1">CHAPTER</text:span>
       </text:p>
            </text:deletion>
          </text:changed-region>
        </text:tracked-changes>
        <text:p text:style-name="MP1">
     <text:change-start text:change-id="ct265293408"/>
     <text:span text:style-name="MT1">EXPLORATION</text:span>
     <text:change-end text:change-id="ct265293408"/>
     <text:change text:change-id="ct265293744"/>
     <text:span text:style-name="MT2"> 12 </text:span>
     <text:span text:style-name="MT3"></text:span>
     <text:span text:style-name="MT4"> Conditions and Logic</text:span>
    </text:p>
      </style:header>
      <style:header-left style:display="false">
        <text:tracked-changes>
          <text:changed-region xml:id="ct265298864" text:id="ct265298864">
            <text:insertion>
              <office:change-info>
                <dc:creator>Ray Lischner</dc:creator>
                <dc:date>2013-08-21T10:03:00</dc:date>
              </office:change-info>
            </text:insertion>
          </text:changed-region>
          <text:changed-region xml:id="ct265303040" text:id="ct265303040">
            <text:deletion>
              <office:change-info>
                <dc:creator>Ray Lischner</dc:creator>
                <dc:date>2013-08-21T10:03:00</dc:date>
              </office:change-info>
              <text:p text:style-name="Header">
        <text:span text:style-name="MT5">CHAPTER</text:span>
       </text:p>
            </text:deletion>
          </text:changed-region>
        </text:tracked-changes>
        <text:p text:style-name="Header">
     <text:change-start text:change-id="ct265298864"/>
     <text:span text:style-name="MT5">E</text:span>
     <text:span text:style-name="MT5">XPLORATION</text:span>
     <text:change-end text:change-id="ct265298864"/>
     <text:change text:change-id="ct265303040"/>
     <text:span text:style-name="MT4"> 12 </text:span>
     <text:span text:style-name="MT3"></text:span>
     <text:span text:style-name="MT4"> Conditions and Logic</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265330432" text:id="ct265330432">
            <text:insertion>
              <office:change-info>
                <dc:creator>Ray Lischner</dc:creator>
                <dc:date>2013-08-21T10:03:00</dc:date>
              </office:change-info>
            </text:insertion>
          </text:changed-region>
          <text:changed-region xml:id="ct265329136" text:id="ct265329136">
            <text:deletion>
              <office:change-info>
                <dc:creator>Ray Lischner</dc:creator>
                <dc:date>2013-08-21T10:0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95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265330432"/><text:span text:style-name="MT6">E X P L O R A T I O N</text:span><text:change-end text:change-id="ct265330432"/><text:change text:change-id="ct265329136"/><text:s/>1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9:00</meta:creation-date>
    <dc:creator>Ray Lischner</dc:creator>
    <dc:date>2013-08-21T19:02:33</dc:date>
    <meta:print-date>2009-03-19T10:05:00</meta:print-date>
    <meta:editing-cycles>10</meta:editing-cycles>
    <meta:editing-duration>PT1H24M</meta:editing-duration>
    <meta:generator>LibreOffice/4.0-5$Linux_X86_64 LibreOffice_project/400m0$Build-305</meta:generator>
    <meta:document-statistic meta:table-count="0" meta:image-count="0" meta:object-count="0" meta:page-count="9" meta:paragraph-count="198" meta:word-count="2561" meta:character-count="16315" meta:non-whitespace-character-count="13604"/>
    <meta:user-defined meta:name="Chapter Number">1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